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center" style:justify-single-word="false"/>
      <style:text-properties fo:font-weight="normal" style:font-weight-asian="normal" style:font-weight-complex="normal"/>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list-style-name="L1"/>
    <style:style style:name="P6" style:family="paragraph" style:parent-style-name="Standard">
      <style:paragraph-properties fo:text-align="justify" style:justify-single-word="false"/>
    </style:style>
    <style:style style:name="P7" style:family="paragraph" style:parent-style-name="Standard">
      <style:text-properties fo:font-size="6pt" style:font-size-asian="5.25pt" style:font-size-complex="6pt"/>
    </style:style>
    <style:style style:name="P8" style:family="paragraph" style:parent-style-name="Standard">
      <style:paragraph-properties fo:line-height="150%" fo:text-align="justify" style:justify-single-word="false"/>
    </style:style>
    <style:style style:name="P9" style:family="paragraph" style:parent-style-name="Text_20_body">
      <style:text-properties fo:font-size="6pt" style:font-size-asian="5.25pt" style:font-size-complex="6pt"/>
    </style:style>
    <style:style style:name="P10" style:family="paragraph" style:parent-style-name="Text_20_body">
      <style:text-properties fo:font-size="12pt" style:font-size-asian="10.5pt" style:font-size-complex="12pt"/>
    </style:style>
    <style:style style:name="P11" style:family="paragraph" style:parent-style-name="Text_20_body" style:list-style-name="L3">
      <style:paragraph-properties fo:margin-left="1.251cm" fo:margin-right="0cm" fo:line-height="150%" fo:text-indent="-0.635cm" style:auto-text-indent="false">
        <style:tab-stops>
          <style:tab-stop style:position="-0.617cm"/>
          <style:tab-stop style:position="0.265cm"/>
        </style:tab-stops>
      </style:paragraph-properties>
      <style:text-properties fo:font-weight="bold" style:font-weight-asian="bold" style:font-weight-complex="bold"/>
    </style:style>
    <style:style style:name="P12" style:family="paragraph" style:parent-style-name="Text_20_body" style:list-style-name="L3">
      <style:paragraph-properties fo:margin-left="1.251cm" fo:margin-right="0cm" fo:line-height="150%" fo:text-indent="-0.617cm" style:auto-text-indent="false">
        <style:tab-stops>
          <style:tab-stop style:position="-0.617cm"/>
          <style:tab-stop style:position="0.265cm"/>
        </style:tab-stops>
      </style:paragraph-properties>
      <style:text-properties fo:font-weight="bold" style:font-weight-asian="bold" style:font-weight-complex="bold"/>
    </style:style>
    <style:style style:name="P13" style:family="paragraph" style:parent-style-name="Text_20_body">
      <style:paragraph-properties fo:margin-left="1.251cm" fo:margin-right="0cm" fo:line-height="150%" fo:text-align="justify" style:justify-single-word="false" fo:text-indent="0cm" style:auto-text-indent="false">
        <style:tab-stops>
          <style:tab-stop style:position="-0.617cm"/>
          <style:tab-stop style:position="0.265cm"/>
        </style:tab-stops>
      </style:paragraph-properties>
    </style:style>
    <style:style style:name="P14" style:family="paragraph" style:parent-style-name="Contents_20_1">
      <style:paragraph-properties>
        <style:tab-stops>
          <style:tab-stop style:position="18.002cm" style:type="right" style:leader-style="dotted" style:leader-text="."/>
        </style:tab-stops>
      </style:paragraph-properties>
    </style:style>
    <style:style style:name="P15" style:family="paragraph" style:parent-style-name="Heading_20_1">
      <style:paragraph-properties fo:line-height="150%"/>
    </style:style>
    <style:style style:name="T1" style:family="text">
      <style:text-properties fo:font-weight="bold" style:font-weight-asian="bold" style:font-weight-complex="bold"/>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style:text-properties fo:font-family="StarSymbol" style:font-charset="x-symbol"/>
      </text:list-level-style-bullet>
      <text:list-level-style-number text:level="3" text:style-name="Numbering_20_Symbols" style:num-prefix=" " style:num-suffix=")" style:num-format="a">
        <style:list-level-properties text:list-level-position-and-space-mode="label-alignment">
          <style:list-level-label-alignment text:label-followed-by="listtab" text:list-tab-stop-position="3.791cm" fo:text-indent="-0.635cm" fo:margin-left="3.791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style:text-properties fo:font-family="StarSymbol" style:font-charset="x-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43cm" fo:text-indent="-0.635cm" fo:margin-left="8.043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P4">A3: Comparativa de presupuestos</text:p>
      <text:p text:style-name="Standard"/>
      <text:p text:style-name="Standard"/>
      <text:p text:style-name="Standard"/>
      <text:p text:style-name="Standard"/>
      <text:p text:style-name="Standard"/>
      <text:p text:style-name="Standard">Nombre de los componentes del grupo:</text:p>
      <text:p text:style-name="Standard"/>
      <text:p text:style-name="Standard">[GRUPO1]</text:p>
      <text:list xml:id="list1456005468" text:style-name="L1">
        <text:list-item>
          <text:p text:style-name="P5">Carlos Santos Carballo</text:p>
        </text:list-item>
        <text:list-item>
          <text:p text:style-name="P5">Alejandro Ortega Freire</text:p>
        </text:list-item>
      </text:list>
      <text:p text:style-name="Standard"/>
      <text:p text:style-name="Standard"><text:bookmark-start text:name="__RefHeading__106_433325292"/><text:bookmark-end text:name="__RefHeading__106_43332529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4"><text:a xlink:type="simple" xlink:href="#__RefHeading__108_433325292" text:style-name="Index_20_Link" text:visited-style-name="Index_20_Link">1. Equipos comparados<text:tab/>2</text:a></text:p>
          <text:p text:style-name="P14"><text:a xlink:type="simple" xlink:href="#__RefHeading__110_433325292" text:style-name="Index_20_Link" text:visited-style-name="Index_20_Link">2. Equipo 1 – Carlos<text:tab/>2</text:a></text:p>
          <text:p text:style-name="P14"><text:a xlink:type="simple" xlink:href="#__RefHeading__113_433325292" text:style-name="Index_20_Link" text:visited-style-name="Index_20_Link">3. Equipo 2 – Alejandro<text:tab/>2</text:a></text:p>
          <text:p text:style-name="P14"><text:a xlink:type="simple" xlink:href="#__RefHeading__113_4333252921" text:style-name="Index_20_Link" text:visited-style-name="Index_20_Link">4. Equipo 3 – Miguel<text:tab/>3</text:a></text:p>
          <text:p text:style-name="P14"><text:a xlink:type="simple" xlink:href="#__RefHeading__113_4333252922" text:style-name="Index_20_Link" text:visited-style-name="Index_20_Link">5. Equipo 4 – Jorge<text:tab/>3</text:a></text:p>
          <text:p text:style-name="P14"><text:a xlink:type="simple" xlink:href="#__RefHeading__113_43332529221" text:style-name="Index_20_Link" text:visited-style-name="Index_20_Link">6. Comparativa entre equipos<text:tab/>4</text:a></text:p>
          <text:p text:style-name="P14"><text:a xlink:type="simple" xlink:href="#__RefHeading__108_4333252921" text:style-name="Index_20_Link" text:visited-style-name="Index_20_Link">7. Conclusión<text:tab/>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08_433325292"/><text:soft-page-break/>1. Equipos comparados<text:bookmark-end text:name="__RefHeading__108_433325292"/></text:h>
      <text:p text:style-name="P6"><text:tab/>Los presupuestos de equipos comparados son los del GRUPO 2 compuesto por Jorge Opazo López y Miguel Ángel González Rodríguez.</text:p>
      <text:h text:style-name="Heading_20_1" text:outline-level="1"><text:bookmark-start text:name="__RefHeading__110_433325292"/>2. Equipo 1 – Carlos<text:bookmark-end text:name="__RefHeading__110_433325292"/></text:h>
      <text:p text:style-name="P9"/>
      <text:p text:style-name="P7"><draw:frame draw:style-name="fr1" draw:name="Objeto1" text:anchor-type="paragraph" svg:width="15.97cm" svg:height="9.895cm" draw:z-index="0"><draw:object xlink:href="./Object 1" xlink:type="simple" xlink:show="embed" xlink:actuate="onLoad"/><draw:image xlink:href="./ObjectReplacements/Object 1" xlink:type="simple" xlink:show="embed" xlink:actuate="onLoad"/></draw:frame></text:p>
      <text:h text:style-name="Heading_20_1" text:outline-level="1"><text:bookmark-start text:name="__RefHeading__113_433325292"/>3. Equipo 2 – Alejandro<text:bookmark-end text:name="__RefHeading__113_433325292"/></text:h>
      <text:p text:style-name="Standard"><draw:frame draw:style-name="fr1" draw:name="Objeto2" text:anchor-type="paragraph" svg:width="15.633cm" svg:height="9.818cm" draw:z-index="1"><draw:object xlink:href="./Object 2" xlink:type="simple" xlink:show="embed" xlink:actuate="onLoad"/><draw:image xlink:href="./ObjectReplacements/Object 2" xlink:type="simple" xlink:show="embed" xlink:actuate="onLoad"/></draw:frame></text:p>
      <text:h text:style-name="Heading_20_1" text:outline-level="1"><text:bookmark-start text:name="__RefHeading__113_4333252921"/><text:soft-page-break/>4. Equipo 3 – Miguel<text:bookmark-end text:name="__RefHeading__113_4333252921"/></text:h>
      <text:p text:style-name="Text_20_body"/>
      <text:p text:style-name="P9"><draw:frame draw:style-name="fr2" draw:name="Objeto3" text:anchor-type="paragraph" svg:width="15.91cm" svg:height="9.758cm" draw:z-index="2"><draw:object xlink:href="./Object 3" xlink:type="simple" xlink:show="embed" xlink:actuate="onLoad"/><draw:image xlink:href="./ObjectReplacements/Object 3" xlink:type="simple" xlink:show="embed" xlink:actuate="onLoad"/></draw:frame></text:p>
      <text:h text:style-name="Heading_20_1" text:outline-level="1"><text:bookmark-start text:name="__RefHeading__113_4333252922"/>5. Equipo 4 – Jorge<text:bookmark-end text:name="__RefHeading__113_4333252922"/></text:h>
      <text:p text:style-name="P10"/>
      <text:p text:style-name="P9"><draw:frame draw:style-name="fr2" draw:name="Objeto4" text:anchor-type="paragraph" svg:width="16.124cm" svg:height="9.636cm" draw:z-index="3"><draw:object xlink:href="./Object 4" xlink:type="simple" xlink:show="embed" xlink:actuate="onLoad"/><draw:image xlink:href="./ObjectReplacements/Object 4" xlink:type="simple" xlink:show="embed" xlink:actuate="onLoad"/></draw:frame></text:p>
      <text:p text:style-name="P9"/>
      <text:h text:style-name="P15" text:outline-level="1"><text:bookmark-start text:name="__RefHeading__113_43332529221"/><text:soft-page-break/>6. Comparativa entre equipos<text:bookmark-end text:name="__RefHeading__113_43332529221"/></text:h>
      <text:list xml:id="list1492638618" text:style-name="L3">
        <text:list-item>
          <text:p text:style-name="P12">Usuario objetivo del equipo:</text:p>
        </text:list-item>
      </text:list>
      <text:p text:style-name="P13">Los Equipos 2 hasta 4 no incluyen sistema operativo ni ningún tipo de software, el equipo 1 incluye Windows 7 Home Premium. Además, sólo el Equipo 4 incluye el montaje así que se deduce que en todos los casos, bien sea por que no hay sistema operativo o no hay montaje, están destinados a un usuario que tiene ciertos conocimientos de informática.</text:p>
      <text:p text:style-name="P13">Además, dado las elevadas prestaciones de la tarjeta gráfica, procesador y memoria principal el Equipo 4 está pensado para un jugador de videojuegos.</text:p>
      <text:list xml:id="list398924698" text:continue-numbering="true" text:style-name="L3">
        <text:list-item>
          <text:p text:style-name="P11">Desde un punto de vista económico:</text:p>
        </text:list-item>
      </text:list>
      <text:p text:style-name="P13">Económicamente la mejor opción es el Equipo 1 con el menor coste de todos, 404,65 €, pero dispone de un procesador inferior al del resto de opciones así que sopesando una comparativa precio-calidad la opción mejor sería el Equipo 4 con un coste 434,51 €.</text:p>
      <text:list xml:id="list1252734687" text:continue-numbering="true" text:style-name="L3">
        <text:list-item>
          <text:p text:style-name="P12">Componentes principales del equipo:</text:p>
        </text:list-item>
      </text:list>
      <text:p text:style-name="P13"><text:span text:style-name="T1">Procesador: </text:span>el Equipo 4 es el que dispone el procesador más potente; el 2 y 3 disponen de un I3, ambos de similar velocidad; y el número 1 es el de peor potencia. Todos son de 64 bits.</text:p>
      <text:p text:style-name="P13"><text:span text:style-name="T1">Memoria principal:</text:span> todos tienen una memoria RAM DDR3 de 4GB, salvo el Equipo 4 que dispone de 8GB DDR3 (claramente orientado a facilitar el uso de juegos en el equipo).</text:p>
      <text:p text:style-name="P13"><text:span text:style-name="T1">Disco duro:</text:span> todos análogos con una capacidad de 1 TB.</text:p>
      <text:p text:style-name="P13"><text:span text:style-name="T1">Fuente: </text:span>el Equipo 4 tiene la fuente de mayor capacidad, de 600W, los otros son o 500 ó 550W.</text:p>
      <text:p text:style-name="P13"><text:span text:style-name="T1">Tarjeta gráfica: </text:span>la tarjeta Shappire Radeon de 1 TB del Equipo 4, destaca frente al resto de opciones que ofrecen una capacidad media.</text:p>
      <text:p text:style-name="P13"><text:span text:style-name="T1">Periféricos: </text:span>en cuanto a periféricos todos disponen de grabadora, teclado, ratón, lector de tarjeta y puertos USB de características similares. </text:p>
      <text:p text:style-name="P13">En cuanto al monitor, el mejor es el del Equipo 1, con 19” de tamaño y LED, los número 2 y 3, son de 18.5” también LED y el 4, no incluye monitor en el presupuesto. <text:s text:c="2"/></text:p>
      <text:list xml:id="list1283370382" text:continue-numbering="true" text:style-name="L3">
        <text:list-item>
          <text:p text:style-name="P11">Software:</text:p>
        </text:list-item>
      </text:list>
      <text:p text:style-name="P13">Sólo viene una aplicación en el presupuesto 1, en el que se incluye el Sistema Operativo Windows 7 Home Premium 64 bits; el resto no dispone de software.</text:p>
      <text:list xml:id="list1164097015" text:continue-numbering="true" text:style-name="L3">
        <text:list-item>
          <text:p text:style-name="P11">Desde un punto de vista de atención al cliente:</text:p>
        </text:list-item>
      </text:list>
      <text:p text:style-name="P13"><text:soft-page-break/><text:span text:style-name="T1">Garantía:</text:span> todos deberían disponer de como mínimo una garantía de 2 años preceptiva. Dentro del presupuesto en tres de los cuatro casos se menciona esta garantía, pero seguramente será obligatorio para todos.</text:p>
      <text:p text:style-name="P13"><text:span text:style-name="T1">Soporte técnico: </text:span>ningún presupuesto lo contempla.</text:p>
      <text:p text:style-name="P13"><text:span text:style-name="T1">Montaje: </text:span>el único que incluye el montaje es el Equipo 4.</text:p>
      <text:h text:style-name="P15" text:outline-level="1"><text:bookmark-start text:name="__RefHeading__108_4333252921"/>7. Conclusión<text:bookmark-end text:name="__RefHeading__108_4333252921"/></text:h>
      <text:p text:style-name="P8"><text:tab/>En definitiva, todos los presupuestos tienen un precio similar, entre los 450-500 €, así que esta característica no creemos que sea determinante en su elección. </text:p>
      <text:p text:style-name="P8"><text:tab/>Sabiendo que todos los equipos requieren de un usuario que tenga algún tipo de conocimiento de informática ya que, o bien, no incluye el montaje del equipo, o no dispone de SO; y puesto que, las prestaciones que ofrecen las 4 tiendas son similares, el principal parámetro para elegir uno u otro presupuesto es la capacidad del equipo frente al uso al que vaya a estar destinado.</text:p>
      <text:p text:style-name="P8"><text:tab/>De las opciones presentadas el Equipo 4 es el que mayor memoria principal, velocidad de procesador ofrece y mayor potencia de tarjeta gráfica, pero sin monitor, así que es la mejor opción para un usuario que quiera disfrutar de juegos en su equipo y ya disponga de algunos componentes previamente (como el monitor citado).</text:p>
      <text:p text:style-name="P8"><text:tab/>Si el uso al que estará destinado el equipo es para un usuario nuevo “normal” que se dedique a trabajo de ofimática, visualización de contenido multimedia (imágenes, vídeos y audio) y navegación web, la mejor opción, creemos que es la segunda al ser un equipo que combina cierta potencia con la mayoría de componentes necesarios que un usuario nuevo requiere (monitor, grabadora, altavoces,...).</text:p>
      <text:p text:style-name="P9"/>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8.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Encabezado" style:family="table">
      <style:table-properties style:width="18.002cm" table:align="margins"/>
    </style:style>
    <style:style style:name="Encabezado.A" style:family="table-column">
      <style:table-column-properties style:column-width="3.175cm" style:rel-column-width="11559*"/>
    </style:style>
    <style:style style:name="Encabezado.B" style:family="table-column">
      <style:table-column-properties style:column-width="11.206cm" style:rel-column-width="40797*"/>
    </style:style>
    <style:style style:name="Encabezado.C" style:family="table-column">
      <style:table-column-properties style:column-width="3.62cm" style:rel-column-width="13179*"/>
    </style:style>
    <style:style style:name="Encabezado.A1" style:family="table-cell">
      <style:table-cell-properties fo:padding="0.097cm" fo:border-left="0.05pt solid #000000" fo:border-right="none" fo:border-top="0.05pt solid #000000" fo:border-bottom="0.05pt solid #000000"/>
    </style:style>
    <style:style style:name="Encabezado.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weight="normal" style:font-weight-asian="normal" style:font-weight-complex="normal"/>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center" style:justify-single-word="false"/>
    </style:style>
    <style:page-layout style:name="Mpm1">
      <style:page-layout-properties fo:page-width="21.001cm" fo:page-height="29.7cm" style:num-format="1" style:print-orientation="portrait" fo:margin="1.499cm"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page-layout>
  </office:automatic-styles>
  <office:master-styles>
    <style:master-page style:name="Standard" style:page-layout-name="Mpm1">
      <style:header>
        <table:table table:name="Encabezado" table:style-name="Encabezado">
          <table:table-column table:style-name="Encabezado.A"/>
          <table:table-column table:style-name="Encabezado.B"/>
          <table:table-column table:style-name="Encabezado.C"/>
          <table:table-row>
            <table:table-cell table:style-name="Encabezado.A1" office:value-type="string">
              <text:p text:style-name="MP1">Página. <text:page-number text:select-page="current">3</text:page-number> de <text:page-count>5</text:page-count></text:p>
            </table:table-cell>
            <table:table-cell table:style-name="Encabezado.A1" office:value-type="string">
              <text:p text:style-name="MP2">A3: Comparativa de presupuestos</text:p>
            </table:table-cell>
            <table:table-cell table:style-name="Encabezado.C1" office:value-type="string">
              <text:p text:style-name="MP3">07/11/2013</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2-12-19T20:58:24</meta:creation-date>
    <dc:date>2013-11-07T13:43:36</dc:date>
    <meta:editing-duration>PT6M20S</meta:editing-duration>
    <meta:editing-cycles>3</meta:editing-cycles>
    <meta:generator>LibreOffice/3.5$Linux_X86_64 LibreOffice_project/350m1$Build-2</meta:generator>
    <meta:document-statistic meta:table-count="1" meta:image-count="0" meta:object-count="4" meta:page-count="5" meta:paragraph-count="47" meta:word-count="735" meta:character-count="4197" meta:non-whitespace-character-count="35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558cm"/>
    </style:style>
    <style:style style:name="co3" style:family="table-column">
      <style:table-column-properties fo:break-before="auto" style:column-width="9.393cm"/>
    </style:style>
    <style:style style:name="co4" style:family="table-column">
      <style:table-column-properties fo:break-before="auto" style:column-width="2.018cm"/>
    </style:style>
    <style:style style:name="ro1" style:family="table-row">
      <style:table-row-properties style:row-height="0.452cm" fo:break-before="auto" style:use-optimal-row-height="true"/>
    </style:style>
    <style:style style:name="ro2" style:family="table-row">
      <style:table-row-properties style:row-height="0.503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51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1pt" fo:font-weight="bold" style:font-size-asian="11pt" style:font-weight-asian="bold" style:font-size-complex="11pt" style:font-weight-complex="bold"/>
    </style:style>
    <style:style style:name="ce2" style:family="table-cell" style:parent-style-name="Default">
      <style:text-properties fo:font-size="11pt" style:font-size-asian="11pt" style:font-size-complex="11pt"/>
    </style:style>
    <style:style style:name="ce3" style:family="table-cell" style:parent-style-name="Default">
      <style:table-cell-properties fo:wrap-option="wrap"/>
      <style:text-properties style:use-window-font-color="true" style:text-outline="false" style:text-line-through-style="none" style:font-name="Verdana" fo:font-size="11pt" fo:language="es" fo:country="E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6">
      <style:text-properties fo:font-size="11pt" style:font-size-asian="11pt" style:font-size-complex="11pt"/>
    </style:style>
    <style:style style:name="ce5" style:family="table-cell" style:parent-style-name="Default" style:data-style-name="N106">
      <style:text-properties fo:font-size="12pt" fo:font-weight="bold" style:font-size-asian="12pt" style:font-weight-asian="bold" style:font-size-complex="12pt" style:font-weight-complex="bold"/>
    </style:style>
  </office:automatic-styles>
  <office:body>
    <office:spreadsheet>
      <table:table table:name="Hoja1" table:style-name="ta1">
        <table:table-column table:style-name="co1" table:number-columns-repeated="2" table:default-cell-style-name="Default"/>
        <table:table-column table:style-name="co2" table:default-cell-style-name="ce1"/>
        <table:table-column table:style-name="co3" table:default-cell-style-name="ce2"/>
        <table:table-column table:style-name="co4" table:default-cell-style-name="ce4"/>
        <table:table-row table:style-name="ro1" table:number-rows-repeated="2">
          <table:table-cell table:number-columns-repeated="2"/>
          <table:table-cell table:style-name="Default" table:number-columns-repeated="3"/>
        </table:table-row>
        <table:table-row table:style-name="ro2">
          <table:table-cell table:number-columns-repeated="2"/>
          <table:table-cell office:value-type="string">
            <text:p>Procesador</text:p>
          </table:table-cell>
          <table:table-cell office:value-type="string">
            <text:p>Intel pentium G3220</text:p>
          </table:table-cell>
          <table:table-cell office:value-type="currency" office:currency="EUR" office:value="42.15">
            <text:p>42,15 €</text:p>
          </table:table-cell>
        </table:table-row>
        <table:table-row table:style-name="ro2">
          <table:table-cell table:number-columns-repeated="2"/>
          <table:table-cell office:value-type="string">
            <text:p>Placa base</text:p>
          </table:table-cell>
          <table:table-cell office:value-type="string">
            <text:p>asrock H81M-DGS</text:p>
          </table:table-cell>
          <table:table-cell office:value-type="currency" office:currency="EUR" office:value="36.36">
            <text:p>36,36 €</text:p>
          </table:table-cell>
        </table:table-row>
        <table:table-row table:style-name="ro2">
          <table:table-cell table:number-columns-repeated="2"/>
          <table:table-cell office:value-type="string">
            <text:p>Disco Duro</text:p>
          </table:table-cell>
          <table:table-cell office:value-type="string">
            <text:p>1 TB 3.5 SATA3</text:p>
          </table:table-cell>
          <table:table-cell office:value-type="currency" office:currency="EUR" office:value="44.59">
            <text:p>44,59 €</text:p>
          </table:table-cell>
        </table:table-row>
        <table:table-row table:style-name="ro2">
          <table:table-cell table:number-columns-repeated="2"/>
          <table:table-cell office:value-type="string">
            <text:p>Memoria Ram</text:p>
          </table:table-cell>
          <table:table-cell office:value-type="string">
            <text:p>Corsair value select DDR3 4GB</text:p>
          </table:table-cell>
          <table:table-cell office:value-type="currency" office:currency="EUR" office:value="32.23">
            <text:p>32,23 €</text:p>
          </table:table-cell>
        </table:table-row>
        <table:table-row table:style-name="ro2">
          <table:table-cell table:number-columns-repeated="2"/>
          <table:table-cell office:value-type="string">
            <text:p>Torre</text:p>
          </table:table-cell>
          <table:table-cell table:style-name="ce3" office:value-type="string">
            <text:p>Tacens Anima AC1</text:p>
          </table:table-cell>
          <table:table-cell office:value-type="currency" office:currency="EUR" office:value="15.08">
            <text:p>15,08 €</text:p>
          </table:table-cell>
        </table:table-row>
        <table:table-row table:style-name="ro3">
          <table:table-cell table:number-columns-repeated="2"/>
          <table:table-cell office:value-type="string">
            <text:p>Monitor</text:p>
          </table:table-cell>
          <table:table-cell office:value-type="string">
            <text:p>Asus VS197DE 19” LED</text:p>
          </table:table-cell>
          <table:table-cell office:value-type="currency" office:currency="EUR" office:value="66.07">
            <text:p>66,07 €</text:p>
          </table:table-cell>
        </table:table-row>
        <table:table-row table:style-name="ro2">
          <table:table-cell table:number-columns-repeated="2"/>
          <table:table-cell office:value-type="string">
            <text:p>Teclado</text:p>
          </table:table-cell>
          <table:table-cell office:value-type="string">
            <text:p>A4tech G100 Gaming Keyboard</text:p>
          </table:table-cell>
          <table:table-cell office:value-type="currency" office:currency="EUR" office:value="10.7">
            <text:p>10,70 €</text:p>
          </table:table-cell>
        </table:table-row>
        <table:table-row table:style-name="ro2">
          <table:table-cell table:number-columns-repeated="2"/>
          <table:table-cell office:value-type="string">
            <text:p>Ventilador</text:p>
          </table:table-cell>
          <table:table-cell table:style-name="ce3" office:value-type="string">
            <text:p>Arctic Cooling Alpine 11 Plus CPU Cooler</text:p>
          </table:table-cell>
          <table:table-cell office:value-type="currency" office:currency="EUR" office:value="9.05">
            <text:p>9,05 €</text:p>
          </table:table-cell>
        </table:table-row>
        <table:table-row table:style-name="ro2">
          <table:table-cell table:number-columns-repeated="2"/>
          <table:table-cell office:value-type="string">
            <text:p>Multilector</text:p>
          </table:table-cell>
          <table:table-cell office:value-type="string">
            <text:p>Sharkoon HUB USB2,0 4 puertos internos</text:p>
          </table:table-cell>
          <table:table-cell office:value-type="currency" office:currency="EUR" office:value="6.57">
            <text:p>6,57 €</text:p>
          </table:table-cell>
        </table:table-row>
        <table:table-row table:style-name="ro3">
          <table:table-cell table:number-columns-repeated="2"/>
          <table:table-cell office:value-type="string">
            <text:p>Grabadoras DVD</text:p>
          </table:table-cell>
          <table:table-cell/>
          <table:table-cell office:value-type="currency" office:currency="EUR" office:value="0">
            <text:p>0,00 €</text:p>
          </table:table-cell>
        </table:table-row>
        <table:table-row table:style-name="ro2">
          <table:table-cell table:number-columns-repeated="2"/>
          <table:table-cell office:value-type="string">
            <text:p>Tarjeta Gráfica</text:p>
          </table:table-cell>
          <table:table-cell office:value-type="string">
            <text:p>Asus Geforce EN210 1GB</text:p>
          </table:table-cell>
          <table:table-cell office:value-type="currency" office:currency="EUR" office:value="23.14">
            <text:p>23,14 €</text:p>
          </table:table-cell>
        </table:table-row>
        <table:table-row table:style-name="ro2">
          <table:table-cell table:number-columns-repeated="2"/>
          <table:table-cell office:value-type="string">
            <text:p>Ratón</text:p>
          </table:table-cell>
          <table:table-cell office:value-type="string">
            <text:p>Conceptronic easy mouse</text:p>
          </table:table-cell>
          <table:table-cell office:value-type="currency" office:currency="EUR" office:value="4.92">
            <text:p>4,92 €</text:p>
          </table:table-cell>
        </table:table-row>
        <table:table-row table:style-name="ro2">
          <table:table-cell table:number-columns-repeated="2"/>
          <table:table-cell office:value-type="string">
            <text:p>Altavoces</text:p>
          </table:table-cell>
          <table:table-cell/>
          <table:table-cell office:value-type="currency" office:currency="EUR" office:value="0">
            <text:p>0,00 €</text:p>
          </table:table-cell>
        </table:table-row>
        <table:table-row table:style-name="ro2">
          <table:table-cell table:number-columns-repeated="2"/>
          <table:table-cell office:value-type="string">
            <text:p>Software</text:p>
          </table:table-cell>
          <table:table-cell office:value-type="string">
            <text:p>Windows 7 Home Premium 64bits</text:p>
          </table:table-cell>
          <table:table-cell office:value-type="currency" office:currency="EUR" office:value="71.03">
            <text:p>71,03 €</text:p>
          </table:table-cell>
        </table:table-row>
        <table:table-row table:style-name="ro3">
          <table:table-cell table:number-columns-repeated="2"/>
          <table:table-cell office:value-type="string">
            <text:p>Soporte Técnico</text:p>
          </table:table-cell>
          <table:table-cell office:value-type="string">
            <text:p>No incluido</text:p>
          </table:table-cell>
          <table:table-cell office:value-type="currency" office:currency="EUR" office:value="0">
            <text:p>0,00 €</text:p>
          </table:table-cell>
        </table:table-row>
        <table:table-row table:style-name="ro3">
          <table:table-cell table:number-columns-repeated="2"/>
          <table:table-cell office:value-type="string">
            <text:p>Garantía</text:p>
          </table:table-cell>
          <table:table-cell office:value-type="string">
            <text:p>2 años</text:p>
          </table:table-cell>
          <table:table-cell office:value-type="currency" office:currency="EUR" office:value="0">
            <text:p>0,00 €</text:p>
          </table:table-cell>
        </table:table-row>
        <table:table-row table:style-name="ro3">
          <table:table-cell table:number-columns-repeated="2"/>
          <table:table-cell office:value-type="string">
            <text:p>Montaje</text:p>
          </table:table-cell>
          <table:table-cell office:value-type="string">
            <text:p>No incluido</text:p>
          </table:table-cell>
          <table:table-cell office:value-type="currency" office:currency="EUR" office:value="0">
            <text:p>0,00 €</text:p>
          </table:table-cell>
        </table:table-row>
        <table:table-row table:style-name="ro2">
          <table:table-cell table:number-columns-repeated="2"/>
          <table:table-cell office:value-type="string">
            <text:p>Tarjeta de red</text:p>
          </table:table-cell>
          <table:table-cell table:style-name="ce3" office:value-type="string">
            <text:p>Approx Modem 56Kbps Tarjeta PCI</text:p>
          </table:table-cell>
          <table:table-cell office:value-type="currency" office:currency="EUR" office:value="6.4">
            <text:p>6,40 €</text:p>
          </table:table-cell>
        </table:table-row>
        <table:table-row table:style-name="ro2">
          <table:table-cell table:number-columns-repeated="2"/>
          <table:table-cell office:value-type="string">
            <text:p>Tarjeta de sonido</text:p>
          </table:table-cell>
          <table:table-cell table:style-name="ce3" office:value-type="string">
            <text:p>Asus Xonar DSX PCIe 7.1</text:p>
          </table:table-cell>
          <table:table-cell office:value-type="currency" office:currency="EUR" office:value="36.36">
            <text:p>36,36 €</text:p>
          </table:table-cell>
        </table:table-row>
        <table:table-row table:style-name="ro4">
          <table:table-cell table:number-columns-repeated="2"/>
          <table:table-cell table:style-name="ce2"/>
          <table:table-cell/>
          <table:table-cell table:style-name="ce5" table:formula="of:=SUM([.E3:.E21])" office:value-type="currency" office:currency="EUR" office:value="404.65">
            <text:p>404,65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erdana" svg:font-family="Verdana, Arial, Helvetica, sans-serif"/>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558cm"/>
    </style:style>
    <style:style style:name="co3" style:family="table-column">
      <style:table-column-properties fo:break-before="auto" style:column-width="9.056cm"/>
    </style:style>
    <style:style style:name="co4" style:family="table-column">
      <style:table-column-properties fo:break-before="auto" style:column-width="2.01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51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1pt" fo:font-weight="bold" style:font-size-asian="11pt" style:font-weight-asian="bold" style:font-size-complex="11pt" style:font-weight-complex="bold"/>
    </style:style>
    <style:style style:name="ce2" style:family="table-cell" style:parent-style-name="Default">
      <style:text-properties fo:font-size="11pt" style:font-size-asian="11pt" style:font-size-complex="11pt"/>
    </style:style>
    <style:style style:name="ce3" style:family="table-cell" style:parent-style-name="Default" style:data-style-name="N106">
      <style:text-properties fo:font-size="11pt" style:font-size-asian="11pt" style:font-size-complex="11pt"/>
    </style:style>
    <style:style style:name="ce4" style:family="table-cell" style:parent-style-name="Default" style:data-style-name="N106">
      <style:text-properties fo:font-size="12pt" fo:font-weight="bold" style:font-size-asian="12pt" style:font-weight-asian="bold" style:font-size-complex="12pt" style:font-weight-complex="bold"/>
    </style:style>
  </office:automatic-styles>
  <office:body>
    <office:spreadsheet>
      <table:table table:name="Hoja1" table:style-name="ta1">
        <table:table-column table:style-name="co1" table:number-columns-repeated="2" table:default-cell-style-name="Default"/>
        <table:table-column table:style-name="co2" table:default-cell-style-name="ce1"/>
        <table:table-column table:style-name="co3" table:default-cell-style-name="ce2"/>
        <table:table-column table:style-name="co4" table:default-cell-style-name="ce3"/>
        <table:table-row table:style-name="ro1" table:number-rows-repeated="2">
          <table:table-cell table:number-columns-repeated="2"/>
          <table:table-cell table:style-name="Default" table:number-columns-repeated="3"/>
        </table:table-row>
        <table:table-row table:style-name="ro2">
          <table:table-cell table:number-columns-repeated="2"/>
          <table:table-cell office:value-type="string">
            <text:p>Procesador</text:p>
          </table:table-cell>
          <table:table-cell office:value-type="string">
            <text:p>Intel Core I3-3240 3.4 Ghz</text:p>
          </table:table-cell>
          <table:table-cell office:value-type="currency" office:currency="EUR" office:value="82.6">
            <text:p>82,60 €</text:p>
          </table:table-cell>
        </table:table-row>
        <table:table-row table:style-name="ro2">
          <table:table-cell table:number-columns-repeated="2"/>
          <table:table-cell office:value-type="string">
            <text:p>Placa base</text:p>
          </table:table-cell>
          <table:table-cell office:value-type="string">
            <text:p>Asrock H61M-VG3</text:p>
          </table:table-cell>
          <table:table-cell office:value-type="currency" office:currency="EUR" office:value="29.75">
            <text:p>29,75 €</text:p>
          </table:table-cell>
        </table:table-row>
        <table:table-row table:style-name="ro2">
          <table:table-cell table:number-columns-repeated="2"/>
          <table:table-cell office:value-type="string">
            <text:p>Disco Duro</text:p>
          </table:table-cell>
          <table:table-cell office:value-type="string">
            <text:p>1 TB 3.5 SATA3</text:p>
          </table:table-cell>
          <table:table-cell office:value-type="currency" office:currency="EUR" office:value="44.59">
            <text:p>44,59 €</text:p>
          </table:table-cell>
        </table:table-row>
        <table:table-row table:style-name="ro2">
          <table:table-cell table:number-columns-repeated="2"/>
          <table:table-cell office:value-type="string">
            <text:p>Memoria Ram</text:p>
          </table:table-cell>
          <table:table-cell office:value-type="string">
            <text:p>4 GB DDR3</text:p>
          </table:table-cell>
          <table:table-cell office:value-type="currency" office:currency="EUR" office:value="34.67">
            <text:p>34,67 €</text:p>
          </table:table-cell>
        </table:table-row>
        <table:table-row table:style-name="ro2">
          <table:table-cell table:number-columns-repeated="2"/>
          <table:table-cell office:value-type="string">
            <text:p>Torre</text:p>
          </table:table-cell>
          <table:table-cell office:value-type="string">
            <text:p>AeroCool V3X Advance Devil Red 550W</text:p>
          </table:table-cell>
          <table:table-cell office:value-type="currency" office:currency="EUR" office:value="55.29">
            <text:p>55,29 €</text:p>
          </table:table-cell>
        </table:table-row>
        <table:table-row table:style-name="ro3">
          <table:table-cell table:number-columns-repeated="2"/>
          <table:table-cell office:value-type="string">
            <text:p>Monitor</text:p>
          </table:table-cell>
          <table:table-cell office:value-type="string">
            <text:p>LG LED 18.5”</text:p>
          </table:table-cell>
          <table:table-cell office:value-type="currency" office:currency="EUR" office:value="66.07">
            <text:p>66,07 €</text:p>
          </table:table-cell>
        </table:table-row>
        <table:table-row table:style-name="ro2">
          <table:table-cell table:number-columns-repeated="2"/>
          <table:table-cell office:value-type="string">
            <text:p>Teclado</text:p>
          </table:table-cell>
          <table:table-cell office:value-type="string">
            <text:p>A4tech G100 Gaming Keyboard</text:p>
          </table:table-cell>
          <table:table-cell office:value-type="currency" office:currency="EUR" office:value="10.7">
            <text:p>10,70 €</text:p>
          </table:table-cell>
        </table:table-row>
        <table:table-row table:style-name="ro2">
          <table:table-cell table:number-columns-repeated="2"/>
          <table:table-cell office:value-type="string">
            <text:p>Ventilador</text:p>
          </table:table-cell>
          <table:table-cell office:value-type="string">
            <text:p>Arctic Cooling Freezer i30 CPU</text:p>
          </table:table-cell>
          <table:table-cell office:value-type="currency" office:currency="EUR" office:value="26.4">
            <text:p>26,40 €</text:p>
          </table:table-cell>
        </table:table-row>
        <table:table-row table:style-name="ro2">
          <table:table-cell table:number-columns-repeated="2"/>
          <table:table-cell office:value-type="string">
            <text:p>Multilector</text:p>
          </table:table-cell>
          <table:table-cell office:value-type="string">
            <text:p>Sharkoon Hubfrontal con 4 ranuras USB</text:p>
          </table:table-cell>
          <table:table-cell office:value-type="currency" office:currency="EUR" office:value="19.01">
            <text:p>19,01 €</text:p>
          </table:table-cell>
        </table:table-row>
        <table:table-row table:style-name="ro3">
          <table:table-cell table:number-columns-repeated="2"/>
          <table:table-cell office:value-type="string">
            <text:p>Grabadoras DVD</text:p>
          </table:table-cell>
          <table:table-cell office:value-type="string">
            <text:p>Asus DRW-24F1ST DVD 24x Negra</text:p>
          </table:table-cell>
          <table:table-cell office:value-type="currency" office:currency="EUR" office:value="13.84">
            <text:p>13,84 €</text:p>
          </table:table-cell>
        </table:table-row>
        <table:table-row table:style-name="ro2">
          <table:table-cell table:number-columns-repeated="2"/>
          <table:table-cell office:value-type="string">
            <text:p>Tarjeta Gráfica</text:p>
          </table:table-cell>
          <table:table-cell office:value-type="string">
            <text:p>Asus GeForce GT610 – memoria 1 GB DDR3</text:p>
          </table:table-cell>
          <table:table-cell office:value-type="currency" office:currency="EUR" office:value="29.71">
            <text:p>29,71 €</text:p>
          </table:table-cell>
        </table:table-row>
        <table:table-row table:style-name="ro2">
          <table:table-cell table:number-columns-repeated="2"/>
          <table:table-cell office:value-type="string">
            <text:p>Ratón</text:p>
          </table:table-cell>
          <table:table-cell office:value-type="string">
            <text:p>Aerocool Strike-X Combat</text:p>
          </table:table-cell>
          <table:table-cell office:value-type="currency" office:currency="EUR" office:value="11.36">
            <text:p>11,36 €</text:p>
          </table:table-cell>
        </table:table-row>
        <table:table-row table:style-name="ro2">
          <table:table-cell table:number-columns-repeated="2"/>
          <table:table-cell office:value-type="string">
            <text:p>Altavoces</text:p>
          </table:table-cell>
          <table:table-cell office:value-type="string">
            <text:p>Conceptronic Bluetooth 3.0 Stereo</text:p>
          </table:table-cell>
          <table:table-cell office:value-type="currency" office:currency="EUR" office:value="13.43">
            <text:p>13,43 €</text:p>
          </table:table-cell>
        </table:table-row>
        <table:table-row table:style-name="ro3">
          <table:table-cell table:number-columns-repeated="2"/>
          <table:table-cell office:value-type="string">
            <text:p>Software</text:p>
          </table:table-cell>
          <table:table-cell office:value-type="string">
            <text:p>No incluido</text:p>
          </table:table-cell>
          <table:table-cell office:value-type="currency" office:currency="EUR" office:value="0">
            <text:p>0,00 €</text:p>
          </table:table-cell>
        </table:table-row>
        <table:table-row table:style-name="ro3">
          <table:table-cell table:number-columns-repeated="2"/>
          <table:table-cell office:value-type="string">
            <text:p>Soporte Técnico</text:p>
          </table:table-cell>
          <table:table-cell office:value-type="string">
            <text:p>No incluido</text:p>
          </table:table-cell>
          <table:table-cell office:value-type="currency" office:currency="EUR" office:value="0">
            <text:p>0,00 €</text:p>
          </table:table-cell>
        </table:table-row>
        <table:table-row table:style-name="ro3">
          <table:table-cell table:number-columns-repeated="2"/>
          <table:table-cell office:value-type="string">
            <text:p>Garantía</text:p>
          </table:table-cell>
          <table:table-cell office:value-type="string">
            <text:p>2 años</text:p>
          </table:table-cell>
          <table:table-cell office:value-type="currency" office:currency="EUR" office:value="0">
            <text:p>0,00 €</text:p>
          </table:table-cell>
        </table:table-row>
        <table:table-row table:style-name="ro3">
          <table:table-cell table:number-columns-repeated="2"/>
          <table:table-cell office:value-type="string">
            <text:p>Montaje</text:p>
          </table:table-cell>
          <table:table-cell office:value-type="string">
            <text:p>No incluido</text:p>
          </table:table-cell>
          <table:table-cell office:value-type="currency" office:currency="EUR" office:value="0">
            <text:p>0,00 €</text:p>
          </table:table-cell>
        </table:table-row>
        <table:table-row table:style-name="ro2">
          <table:table-cell table:number-columns-repeated="2"/>
          <table:table-cell office:value-type="string">
            <text:p>Tarjeta de red</text:p>
          </table:table-cell>
          <table:table-cell office:value-type="string">
            <text:p>Asus PCI-N10 150 Mbps Wireless PCI</text:p>
          </table:table-cell>
          <table:table-cell office:value-type="currency" office:currency="EUR" office:value="9.88">
            <text:p>9,88 €</text:p>
          </table:table-cell>
        </table:table-row>
        <table:table-row table:style-name="ro2">
          <table:table-cell table:number-columns-repeated="2"/>
          <table:table-cell office:value-type="string">
            <text:p>Tarjeta de sonido</text:p>
          </table:table-cell>
          <table:table-cell office:value-type="string">
            <text:p>Asus Xonar DG 5.1</text:p>
          </table:table-cell>
          <table:table-cell office:value-type="currency" office:currency="EUR" office:value="19.83">
            <text:p>19,83 €</text:p>
          </table:table-cell>
        </table:table-row>
        <table:table-row table:style-name="ro4">
          <table:table-cell table:number-columns-repeated="2"/>
          <table:table-cell table:style-name="ce2"/>
          <table:table-cell/>
          <table:table-cell table:style-name="ce4" table:formula="of:=SUM([.E3:.E21])" office:value-type="currency" office:currency="EUR" office:value="467.13">
            <text:p>467,13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558cm"/>
    </style:style>
    <style:style style:name="co3" style:family="table-column">
      <style:table-column-properties fo:break-before="auto" style:column-width="9.333cm"/>
    </style:style>
    <style:style style:name="co4" style:family="table-column">
      <style:table-column-properties fo:break-before="auto" style:column-width="2.01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51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1pt" fo:font-weight="bold" style:font-size-asian="11pt" style:font-weight-asian="bold" style:font-size-complex="11pt" style:font-weight-complex="bold"/>
    </style:style>
    <style:style style:name="ce2" style:family="table-cell" style:parent-style-name="Default">
      <style:text-properties fo:font-size="11pt" style:font-size-asian="11pt" style:font-size-complex="11pt"/>
    </style:style>
    <style:style style:name="ce3" style:family="table-cell" style:parent-style-name="Default" style:data-style-name="N106">
      <style:text-properties fo:font-size="11pt" style:font-size-asian="11pt" style:font-size-complex="11pt"/>
    </style:style>
    <style:style style:name="ce4" style:family="table-cell" style:parent-style-name="Default" style:data-style-name="N106">
      <style:text-properties fo:font-size="12pt" fo:font-weight="bold" style:font-size-asian="12pt" style:font-weight-asian="bold" style:font-size-complex="12pt" style:font-weight-complex="bold"/>
    </style:style>
  </office:automatic-styles>
  <office:body>
    <office:spreadsheet>
      <table:table table:name="Hoja1" table:style-name="ta1">
        <table:table-column table:style-name="co1" table:number-columns-repeated="2" table:default-cell-style-name="Default"/>
        <table:table-column table:style-name="co2" table:default-cell-style-name="ce1"/>
        <table:table-column table:style-name="co3" table:default-cell-style-name="ce2"/>
        <table:table-column table:style-name="co4" table:default-cell-style-name="ce3"/>
        <table:table-row table:style-name="ro1" table:number-rows-repeated="2">
          <table:table-cell table:number-columns-repeated="2"/>
          <table:table-cell table:style-name="Default" table:number-columns-repeated="3"/>
        </table:table-row>
        <table:table-row table:style-name="ro2">
          <table:table-cell table:number-columns-repeated="2"/>
          <table:table-cell office:value-type="string">
            <text:p>Procesador</text:p>
          </table:table-cell>
          <table:table-cell office:value-type="string">
            <text:p>Intel Core I3-3220 1155</text:p>
          </table:table-cell>
          <table:table-cell office:value-type="currency" office:currency="EUR" office:value="107.1">
            <text:p>107,10 €</text:p>
          </table:table-cell>
        </table:table-row>
        <table:table-row table:style-name="ro2">
          <table:table-cell table:number-columns-repeated="2"/>
          <table:table-cell office:value-type="string">
            <text:p>Placa base</text:p>
          </table:table-cell>
          <table:table-cell office:value-type="string">
            <text:p>Gigabyte. B75M-D3H 1155 4DDR3</text:p>
          </table:table-cell>
          <table:table-cell office:value-type="currency" office:currency="EUR" office:value="60.6">
            <text:p>60,60 €</text:p>
          </table:table-cell>
        </table:table-row>
        <table:table-row table:style-name="ro2">
          <table:table-cell table:number-columns-repeated="2"/>
          <table:table-cell office:value-type="string">
            <text:p>Disco Duro</text:p>
          </table:table-cell>
          <table:table-cell office:value-type="string">
            <text:p>1 TB 3.5 SATA3 64 MB</text:p>
          </table:table-cell>
          <table:table-cell office:value-type="currency" office:currency="EUR" office:value="54.8">
            <text:p>54,80 €</text:p>
          </table:table-cell>
        </table:table-row>
        <table:table-row table:style-name="ro2">
          <table:table-cell table:number-columns-repeated="2"/>
          <table:table-cell office:value-type="string">
            <text:p>Memoria Ram</text:p>
          </table:table-cell>
          <table:table-cell office:value-type="string">
            <text:p>4 GB DDR3. PC1600</text:p>
          </table:table-cell>
          <table:table-cell office:value-type="currency" office:currency="EUR" office:value="38.3">
            <text:p>38,30 €</text:p>
          </table:table-cell>
        </table:table-row>
        <table:table-row table:style-name="ro2">
          <table:table-cell table:number-columns-repeated="2"/>
          <table:table-cell office:value-type="string">
            <text:p>Torre</text:p>
          </table:table-cell>
          <table:table-cell office:value-type="string">
            <text:p>Semitorre ATX 500W Negra</text:p>
          </table:table-cell>
          <table:table-cell office:value-type="currency" office:currency="EUR" office:value="28.6">
            <text:p>28,60 €</text:p>
          </table:table-cell>
        </table:table-row>
        <table:table-row table:style-name="ro3">
          <table:table-cell table:number-columns-repeated="2"/>
          <table:table-cell office:value-type="string">
            <text:p>Monitor</text:p>
          </table:table-cell>
          <table:table-cell office:value-type="string">
            <text:p>LED 18.5”</text:p>
          </table:table-cell>
          <table:table-cell office:value-type="currency" office:currency="EUR" office:value="79.2">
            <text:p>79,20 €</text:p>
          </table:table-cell>
        </table:table-row>
        <table:table-row table:style-name="ro2">
          <table:table-cell table:number-columns-repeated="2"/>
          <table:table-cell office:value-type="string">
            <text:p>Teclado</text:p>
          </table:table-cell>
          <table:table-cell office:value-type="string">
            <text:p>Logitech teclado MK270</text:p>
          </table:table-cell>
          <table:table-cell office:value-type="currency" office:currency="EUR" office:value="24.6">
            <text:p>24,60 €</text:p>
          </table:table-cell>
        </table:table-row>
        <table:table-row table:style-name="ro2">
          <table:table-cell table:number-columns-repeated="2"/>
          <table:table-cell office:value-type="string">
            <text:p>Ventilador</text:p>
          </table:table-cell>
          <table:table-cell office:value-type="string">
            <text:p>No se menciona</text:p>
          </table:table-cell>
          <table:table-cell office:value-type="currency" office:currency="EUR" office:value="0">
            <text:p>0,00 €</text:p>
          </table:table-cell>
        </table:table-row>
        <table:table-row table:style-name="ro2">
          <table:table-cell table:number-columns-repeated="2"/>
          <table:table-cell office:value-type="string">
            <text:p>Multilector</text:p>
          </table:table-cell>
          <table:table-cell office:value-type="string">
            <text:p>Card reader dos ranuras USB</text:p>
          </table:table-cell>
          <table:table-cell office:value-type="currency" office:currency="EUR" office:value="10.6">
            <text:p>10,60 €</text:p>
          </table:table-cell>
        </table:table-row>
        <table:table-row table:style-name="ro3">
          <table:table-cell table:number-columns-repeated="2"/>
          <table:table-cell office:value-type="string">
            <text:p>Grabadoras DVD</text:p>
          </table:table-cell>
          <table:table-cell office:value-type="string">
            <text:p>Grabadora Samsung</text:p>
          </table:table-cell>
          <table:table-cell office:value-type="currency" office:currency="EUR" office:value="15.5">
            <text:p>15,50 €</text:p>
          </table:table-cell>
        </table:table-row>
        <table:table-row table:style-name="ro2">
          <table:table-cell table:number-columns-repeated="2"/>
          <table:table-cell office:value-type="string">
            <text:p>Tarjeta Gráfica</text:p>
          </table:table-cell>
          <table:table-cell office:value-type="string">
            <text:p>Asus 210 – memoria 1GB DDR3</text:p>
          </table:table-cell>
          <table:table-cell office:value-type="currency" office:currency="EUR" office:value="28">
            <text:p>28,00 €</text:p>
          </table:table-cell>
        </table:table-row>
        <table:table-row table:style-name="ro2">
          <table:table-cell table:number-columns-repeated="2"/>
          <table:table-cell office:value-type="string">
            <text:p>Ratón</text:p>
          </table:table-cell>
          <table:table-cell office:value-type="string">
            <text:p>Logitech B110 óptico</text:p>
          </table:table-cell>
          <table:table-cell office:value-type="currency" office:currency="EUR" office:value="8.3">
            <text:p>8,30 €</text:p>
          </table:table-cell>
        </table:table-row>
        <table:table-row table:style-name="ro2">
          <table:table-cell table:number-columns-repeated="2"/>
          <table:table-cell office:value-type="string">
            <text:p>Altavoces</text:p>
          </table:table-cell>
          <table:table-cell office:value-type="string">
            <text:p>Altavoces Woxter 2.1 150W</text:p>
          </table:table-cell>
          <table:table-cell office:value-type="currency" office:currency="EUR" office:value="42.9">
            <text:p>42,90 €</text:p>
          </table:table-cell>
        </table:table-row>
        <table:table-row table:style-name="ro3">
          <table:table-cell table:number-columns-repeated="2"/>
          <table:table-cell office:value-type="string">
            <text:p>Software</text:p>
          </table:table-cell>
          <table:table-cell office:value-type="string">
            <text:p>No se menciona</text:p>
          </table:table-cell>
          <table:table-cell office:value-type="currency" office:currency="EUR" office:value="0">
            <text:p>0,00 €</text:p>
          </table:table-cell>
        </table:table-row>
        <table:table-row table:style-name="ro3">
          <table:table-cell table:number-columns-repeated="2"/>
          <table:table-cell office:value-type="string">
            <text:p>Soporte Técnico</text:p>
          </table:table-cell>
          <table:table-cell office:value-type="string">
            <text:p>No se menciona</text:p>
          </table:table-cell>
          <table:table-cell office:value-type="currency" office:currency="EUR" office:value="0">
            <text:p>0,00 €</text:p>
          </table:table-cell>
        </table:table-row>
        <table:table-row table:style-name="ro3">
          <table:table-cell table:number-columns-repeated="2"/>
          <table:table-cell office:value-type="string">
            <text:p>Garantía</text:p>
          </table:table-cell>
          <table:table-cell office:value-type="string">
            <text:p>No se menciona</text:p>
          </table:table-cell>
          <table:table-cell office:value-type="currency" office:currency="EUR" office:value="0">
            <text:p>0,00 €</text:p>
          </table:table-cell>
        </table:table-row>
        <table:table-row table:style-name="ro3">
          <table:table-cell table:number-columns-repeated="2"/>
          <table:table-cell office:value-type="string">
            <text:p>Montaje</text:p>
          </table:table-cell>
          <table:table-cell office:value-type="string">
            <text:p>No se menciona</text:p>
          </table:table-cell>
          <table:table-cell office:value-type="currency" office:currency="EUR" office:value="0">
            <text:p>0,00 €</text:p>
          </table:table-cell>
        </table:table-row>
        <table:table-row table:style-name="ro3">
          <table:table-cell table:number-columns-repeated="2"/>
          <table:table-cell office:value-type="string">
            <text:p>Tarjeta de red</text:p>
          </table:table-cell>
          <table:table-cell office:value-type="string">
            <text:p>No se menciona</text:p>
          </table:table-cell>
          <table:table-cell office:value-type="currency" office:currency="EUR" office:value="0">
            <text:p>0,00 €</text:p>
          </table:table-cell>
        </table:table-row>
        <table:table-row table:style-name="ro3">
          <table:table-cell table:number-columns-repeated="2"/>
          <table:table-cell office:value-type="string">
            <text:p>Tarjeta de sonido</text:p>
          </table:table-cell>
          <table:table-cell office:value-type="string">
            <text:p>No se menciona</text:p>
          </table:table-cell>
          <table:table-cell office:value-type="currency" office:currency="EUR" office:value="0">
            <text:p>0,00 €</text:p>
          </table:table-cell>
        </table:table-row>
        <table:table-row table:style-name="ro4">
          <table:table-cell table:number-columns-repeated="2"/>
          <table:table-cell table:style-name="ce2"/>
          <table:table-cell/>
          <table:table-cell table:style-name="ce4" table:formula="of:=SUM([.E3:.E21])" office:value-type="currency" office:currency="EUR" office:value="498.5">
            <text:p>498,50 €</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558cm"/>
    </style:style>
    <style:style style:name="co3" style:family="table-column">
      <style:table-column-properties fo:break-before="auto" style:column-width="9.546cm"/>
    </style:style>
    <style:style style:name="co4" style:family="table-column">
      <style:table-column-properties fo:break-before="auto" style:column-width="2.018cm"/>
    </style:style>
    <style:style style:name="ro1" style:family="table-row">
      <style:table-row-properties style:row-height="0.452cm" fo:break-before="auto" style:use-optimal-row-height="true"/>
    </style:style>
    <style:style style:name="ro2" style:family="table-row">
      <style:table-row-properties style:row-height="0.469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51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1pt" fo:font-weight="bold" style:font-size-asian="11pt" style:font-weight-asian="bold" style:font-size-complex="11pt" style:font-weight-complex="bold"/>
    </style:style>
    <style:style style:name="ce2" style:family="table-cell" style:parent-style-name="Default">
      <style:text-properties fo:font-size="11pt" style:font-size-asian="11pt" style:font-size-complex="11pt"/>
    </style:style>
    <style:style style:name="ce3" style:family="table-cell" style:parent-style-name="Default" style:data-style-name="N106">
      <style:text-properties fo:font-size="11pt" style:font-size-asian="11pt" style:font-size-complex="11pt"/>
    </style:style>
    <style:style style:name="ce4" style:family="table-cell" style:parent-style-name="Default" style:data-style-name="N106">
      <style:text-properties fo:font-size="12pt" fo:font-weight="bold" style:font-size-asian="12pt" style:font-weight-asian="bold" style:font-size-complex="12pt" style:font-weight-complex="bold"/>
    </style:style>
  </office:automatic-styles>
  <office:body>
    <office:spreadsheet>
      <table:table table:name="Hoja1" table:style-name="ta1">
        <table:table-column table:style-name="co1" table:number-columns-repeated="2" table:default-cell-style-name="Default"/>
        <table:table-column table:style-name="co2" table:default-cell-style-name="ce1"/>
        <table:table-column table:style-name="co3" table:default-cell-style-name="ce2"/>
        <table:table-column table:style-name="co4" table:default-cell-style-name="ce3"/>
        <table:table-row table:style-name="ro1" table:number-rows-repeated="2">
          <table:table-cell table:number-columns-repeated="2"/>
          <table:table-cell table:style-name="Default" table:number-columns-repeated="3"/>
        </table:table-row>
        <table:table-row table:style-name="ro2">
          <table:table-cell table:number-columns-repeated="2"/>
          <table:table-cell office:value-type="string">
            <text:p>Procesador</text:p>
          </table:table-cell>
          <table:table-cell office:value-type="string">
            <text:p>AMD A-106800K</text:p>
          </table:table-cell>
          <table:table-cell office:value-type="currency" office:currency="EUR" office:value="105.79">
            <text:p>105,79 €</text:p>
          </table:table-cell>
        </table:table-row>
        <table:table-row table:style-name="ro3">
          <table:table-cell table:number-columns-repeated="2"/>
          <table:table-cell office:value-type="string">
            <text:p>Placa base</text:p>
          </table:table-cell>
          <table:table-cell office:value-type="string">
            <text:p>Asrock fm2a75</text:p>
          </table:table-cell>
          <table:table-cell office:value-type="currency" office:currency="EUR" office:value="61.98">
            <text:p>61,98 €</text:p>
          </table:table-cell>
        </table:table-row>
        <table:table-row table:style-name="ro3">
          <table:table-cell table:number-columns-repeated="2"/>
          <table:table-cell office:value-type="string">
            <text:p>Disco Duro</text:p>
          </table:table-cell>
          <table:table-cell office:value-type="string">
            <text:p>Seagate barracuda 6800.14 1TB</text:p>
          </table:table-cell>
          <table:table-cell office:value-type="currency" office:currency="EUR" office:value="44.59">
            <text:p>44,59 €</text:p>
          </table:table-cell>
        </table:table-row>
        <table:table-row table:style-name="ro3">
          <table:table-cell table:number-columns-repeated="2"/>
          <table:table-cell office:value-type="string">
            <text:p>Memoria Ram</text:p>
          </table:table-cell>
          <table:table-cell office:value-type="string">
            <text:p>Corsair vengeance <text:s/>PC3-12800 8GB</text:p>
          </table:table-cell>
          <table:table-cell office:value-type="currency" office:currency="EUR" office:value="54.55">
            <text:p>54,55 €</text:p>
          </table:table-cell>
        </table:table-row>
        <table:table-row table:style-name="ro3">
          <table:table-cell table:number-columns-repeated="2"/>
          <table:table-cell office:value-type="string">
            <text:p>Torre</text:p>
          </table:table-cell>
          <table:table-cell office:value-type="string">
            <text:p>Torre Aerocool + Fuente 600W</text:p>
          </table:table-cell>
          <table:table-cell office:value-type="currency" office:currency="EUR" office:value="37.1">
            <text:p>37,10 €</text:p>
          </table:table-cell>
        </table:table-row>
        <table:table-row table:style-name="ro2">
          <table:table-cell table:number-columns-repeated="2"/>
          <table:table-cell office:value-type="string">
            <text:p>Monitor</text:p>
          </table:table-cell>
          <table:table-cell office:value-type="string">
            <text:p>No se menciona</text:p>
          </table:table-cell>
          <table:table-cell/>
        </table:table-row>
        <table:table-row table:style-name="ro2">
          <table:table-cell table:number-columns-repeated="2"/>
          <table:table-cell office:value-type="string">
            <text:p>Teclado</text:p>
          </table:table-cell>
          <table:table-cell office:value-type="string">
            <text:p>No se menciona</text:p>
          </table:table-cell>
          <table:table-cell/>
        </table:table-row>
        <table:table-row table:style-name="ro3">
          <table:table-cell table:number-columns-repeated="2"/>
          <table:table-cell office:value-type="string">
            <text:p>Ventilador</text:p>
          </table:table-cell>
          <table:table-cell office:value-type="string">
            <text:p>Cooler master hyper 212 EVO</text:p>
          </table:table-cell>
          <table:table-cell office:value-type="currency" office:currency="EUR" office:value="23.97">
            <text:p>23,97 €</text:p>
          </table:table-cell>
        </table:table-row>
        <table:table-row table:style-name="ro3">
          <table:table-cell table:number-columns-repeated="2"/>
          <table:table-cell office:value-type="string">
            <text:p>Multilector</text:p>
          </table:table-cell>
          <table:table-cell office:value-type="string">
            <text:p>No</text:p>
          </table:table-cell>
          <table:table-cell/>
        </table:table-row>
        <table:table-row table:style-name="ro2">
          <table:table-cell table:number-columns-repeated="2"/>
          <table:table-cell office:value-type="string">
            <text:p>Grabadoras DVD</text:p>
          </table:table-cell>
          <table:table-cell office:value-type="string">
            <text:p>LG GH24NS95</text:p>
          </table:table-cell>
          <table:table-cell office:value-type="currency" office:currency="EUR" office:value="13.18">
            <text:p>13,18 €</text:p>
          </table:table-cell>
        </table:table-row>
        <table:table-row table:style-name="ro3">
          <table:table-cell table:number-columns-repeated="2"/>
          <table:table-cell office:value-type="string">
            <text:p>Tarjeta Gráfica</text:p>
          </table:table-cell>
          <table:table-cell office:value-type="string">
            <text:p>shappire Radeon HD 1GB</text:p>
          </table:table-cell>
          <table:table-cell office:value-type="currency" office:currency="EUR" office:value="56.16">
            <text:p>56,16 €</text:p>
          </table:table-cell>
        </table:table-row>
        <table:table-row table:style-name="ro2">
          <table:table-cell table:number-columns-repeated="2"/>
          <table:table-cell office:value-type="string">
            <text:p>Ratón</text:p>
          </table:table-cell>
          <table:table-cell office:value-type="string">
            <text:p>No se menciona</text:p>
          </table:table-cell>
          <table:table-cell/>
        </table:table-row>
        <table:table-row table:style-name="ro2">
          <table:table-cell table:number-columns-repeated="2"/>
          <table:table-cell office:value-type="string">
            <text:p>Altavoces</text:p>
          </table:table-cell>
          <table:table-cell office:value-type="string">
            <text:p>No se menciona</text:p>
          </table:table-cell>
          <table:table-cell/>
        </table:table-row>
        <table:table-row table:style-name="ro2">
          <table:table-cell table:number-columns-repeated="2"/>
          <table:table-cell office:value-type="string">
            <text:p>Software</text:p>
          </table:table-cell>
          <table:table-cell office:value-type="string">
            <text:p>No se menciona</text:p>
          </table:table-cell>
          <table:table-cell/>
        </table:table-row>
        <table:table-row table:style-name="ro2">
          <table:table-cell table:number-columns-repeated="2"/>
          <table:table-cell office:value-type="string">
            <text:p>Soporte Técnico</text:p>
          </table:table-cell>
          <table:table-cell office:value-type="string">
            <text:p>No se menciona</text:p>
          </table:table-cell>
          <table:table-cell/>
        </table:table-row>
        <table:table-row table:style-name="ro2">
          <table:table-cell table:number-columns-repeated="2"/>
          <table:table-cell office:value-type="string">
            <text:p>Garantía</text:p>
          </table:table-cell>
          <table:table-cell office:value-type="string">
            <text:p>2 años</text:p>
          </table:table-cell>
          <table:table-cell/>
        </table:table-row>
        <table:table-row table:style-name="ro2">
          <table:table-cell table:number-columns-repeated="2"/>
          <table:table-cell office:value-type="string">
            <text:p>Montaje</text:p>
          </table:table-cell>
          <table:table-cell office:value-type="string">
            <text:p>Si</text:p>
          </table:table-cell>
          <table:table-cell office:value-type="currency" office:currency="EUR" office:value="37.19">
            <text:p>37,19 €</text:p>
          </table:table-cell>
        </table:table-row>
        <table:table-row table:style-name="ro2">
          <table:table-cell table:number-columns-repeated="2"/>
          <table:table-cell office:value-type="string">
            <text:p>Tarjeta de red</text:p>
          </table:table-cell>
          <table:table-cell office:value-type="string">
            <text:p>No se menciona</text:p>
          </table:table-cell>
          <table:table-cell/>
        </table:table-row>
        <table:table-row table:style-name="ro2">
          <table:table-cell table:number-columns-repeated="2"/>
          <table:table-cell office:value-type="string">
            <text:p>Tarjeta de sonido</text:p>
          </table:table-cell>
          <table:table-cell office:value-type="string">
            <text:p>No se menciona</text:p>
          </table:table-cell>
          <table:table-cell/>
        </table:table-row>
        <table:table-row table:style-name="ro4">
          <table:table-cell table:number-columns-repeated="2"/>
          <table:table-cell table:style-name="ce2"/>
          <table:table-cell/>
          <table:table-cell table:style-name="ce4" table:formula="of:=SUM([.E3:.E21])" office:value-type="currency" office:currency="EUR" office:value="434.51">
            <text:p>434,51 €</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